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de90" officeooo:paragraph-rsid="0009de90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9de90" officeooo:paragraph-rsid="0009de9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left" style:justify-single-word="false" style:writing-mode="lr-tb" style:writing-mode-automatic="false"/>
      <style:text-properties fo:font-size="12pt" style:text-underline-style="none" fo:font-weight="normal" officeooo:rsid="0009de90" officeooo:paragraph-rsid="0009de9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 style:writing-mode="lr-tb" style:writing-mode-automatic="false"/>
      <style:text-properties fo:font-size="14pt" style:text-underline-style="none" fo:font-weight="bold" officeooo:rsid="0009de90" officeooo:paragraph-rsid="0009de90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left" style:justify-single-word="false" style:writing-mode="lr-tb" style:writing-mode-automatic="false"/>
      <style:text-properties fo:font-size="12pt" style:text-underline-style="none" fo:font-weight="bold" officeooo:rsid="0009de90" officeooo:paragraph-rsid="0009de9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left" style:justify-single-word="false" style:writing-mode="lr-tb" style:writing-mode-automatic="false"/>
      <style:text-properties fo:font-size="12pt" style:text-underline-style="none" fo:font-weight="bold" officeooo:rsid="0009de90" officeooo:paragraph-rsid="0009de90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text-align="left" style:justify-single-word="false" style:writing-mode="lr-tb" style:writing-mode-automatic="false"/>
      <style:text-properties fo:font-size="12pt" style:text-underline-style="none" fo:font-weight="normal" officeooo:rsid="0009de90" officeooo:paragraph-rsid="0009de90" style:font-size-asian="10.5pt" style:font-weight-asian="normal" style:font-size-complex="12pt" style:font-weight-complex="normal"/>
    </style:style>
    <style:style style:name="P8" style:family="paragraph" style:parent-style-name="Text_20_body" style:list-style-name="L2">
      <style:text-properties officeooo:rsid="0009de90"/>
    </style:style>
    <style:style style:name="P9" style:family="paragraph" style:parent-style-name="Text_20_body">
      <style:text-properties officeooo:rsid="0009de90"/>
    </style:style>
    <style:style style:name="P10" style:family="paragraph" style:parent-style-name="Heading_20_4">
      <style:paragraph-properties fo:text-align="left" style:justify-single-word="false" style:writing-mode="lr-tb" style:writing-mode-automatic="false"/>
      <style:text-properties fo:font-size="12pt" style:text-underline-style="none" fo:font-weight="normal" officeooo:rsid="0009de90" officeooo:paragraph-rsid="0009de90" style:font-size-asian="10.5pt" style:font-weight-asian="normal" style:font-size-complex="12pt" style:font-weight-complex="normal"/>
    </style:style>
    <style:style style:name="P11" style:family="paragraph" style:parent-style-name="Text_20_body" style:list-style-name="L3">
      <style:text-properties fo:font-weight="bold" officeooo:rsid="0009de90" style:font-weight-asian="bold" style:font-weight-complex="bold"/>
    </style:style>
    <style:style style:name="P12" style:family="paragraph" style:parent-style-name="Text_20_body" style:list-style-name="L3">
      <style:text-properties fo:font-weight="normal" officeooo:rsid="0009de90" style:font-weight-asian="normal" style:font-weight-complex="normal"/>
    </style:style>
    <style:style style:name="P13" style:family="paragraph" style:parent-style-name="Heading_20_4">
      <style:text-properties fo:font-weight="normal" officeooo:rsid="0009de90" style:font-size-asian="10.5pt" style:font-weight-asian="normal" style:font-weight-complex="normal"/>
    </style:style>
    <style:style style:name="P14" style:family="paragraph" style:parent-style-name="Text_20_body" style:list-style-name="L4">
      <style:text-properties fo:font-weight="bold" officeooo:rsid="0009de90" style:font-weight-asian="bold" style:font-weight-complex="bold"/>
    </style:style>
    <style:style style:name="P15" style:family="paragraph" style:parent-style-name="Text_20_body" style:list-style-name="L4">
      <style:text-properties fo:font-weight="normal" officeooo:rsid="0009de90" style:font-weight-asian="normal" style:font-weight-complex="normal"/>
    </style:style>
    <style:style style:name="P16" style:family="paragraph" style:parent-style-name="Text_20_body" style:list-style-name="L5">
      <style:text-properties fo:font-weight="bold" officeooo:rsid="0009de90" style:font-weight-asian="bold" style:font-weight-complex="bold"/>
    </style:style>
    <style:style style:name="P17" style:family="paragraph" style:parent-style-name="Text_20_body" style:list-style-name="L5">
      <style:text-properties fo:font-weight="normal" officeooo:rsid="0009de90" style:font-weight-asian="normal" style:font-weight-complex="normal"/>
    </style:style>
    <style:style style:name="P18" style:family="paragraph" style:parent-style-name="Text_20_body" style:list-style-name="L6">
      <style:text-properties fo:font-weight="bold" officeooo:rsid="0009de90" style:font-weight-asian="bold" style:font-weight-complex="bold"/>
    </style:style>
    <style:style style:name="P19" style:family="paragraph" style:parent-style-name="Text_20_body" style:list-style-name="L6">
      <style:text-properties fo:font-weight="normal" officeooo:rsid="0009de90" style:font-weight-asian="normal" style:font-weight-complex="normal"/>
    </style:style>
    <style:style style:name="P20" style:family="paragraph" style:parent-style-name="Text_20_body">
      <style:paragraph-properties fo:text-align="left" style:justify-single-word="false" style:writing-mode="lr-tb" style:writing-mode-automatic="false"/>
      <style:text-properties fo:font-size="12pt" style:text-underline-style="none" fo:font-weight="bold" officeooo:rsid="0009de90" officeooo:paragraph-rsid="0009de90" style:font-size-asian="10.5pt" style:font-weight-asian="bold" style:font-size-complex="12pt" style:font-weight-complex="bold"/>
    </style:style>
    <style:style style:name="P21" style:family="paragraph" style:parent-style-name="Text_20_body" style:list-style-name="L7">
      <style:text-properties fo:font-weight="normal" officeooo:rsid="0009de90" officeooo:paragraph-rsid="0009de90" style:font-weight-asian="normal" style:font-weight-complex="normal"/>
    </style:style>
    <style:style style:name="P22" style:family="paragraph" style:parent-style-name="Text_20_body" style:list-style-name="L8">
      <style:text-properties fo:font-weight="bold" officeooo:rsid="0009de90" officeooo:paragraph-rsid="0009de90" style:font-weight-asian="bold" style:font-weight-complex="bold"/>
    </style:style>
    <style:style style:name="P23" style:family="paragraph" style:parent-style-name="Text_20_body" style:list-style-name="L9">
      <style:text-properties fo:font-weight="normal" officeooo:rsid="0009de90" officeooo:paragraph-rsid="0009de90" style:font-weight-asian="normal" style:font-weight-complex="normal"/>
    </style:style>
    <style:style style:name="P24" style:family="paragraph" style:parent-style-name="Text_20_body">
      <style:text-properties fo:font-weight="normal" officeooo:rsid="0009de90" officeooo:paragraph-rsid="0009de90" style:font-weight-asian="normal" style:font-weight-complex="normal"/>
    </style:style>
    <style:style style:name="P25" style:family="paragraph" style:parent-style-name="Text_20_body" style:list-style-name="L10">
      <style:text-properties officeooo:rsid="0009de90"/>
    </style:style>
    <style:style style:name="P26" style:family="paragraph" style:parent-style-name="Standard" style:list-style-name="L1">
      <style:paragraph-properties fo:text-align="left" style:justify-single-word="false" style:writing-mode="lr-tb" style:writing-mode-automatic="false"/>
      <style:text-properties fo:font-size="12pt" style:text-underline-style="none" fo:font-weight="bold" officeooo:rsid="000a9f36" officeooo:paragraph-rsid="000a9f36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left" style:justify-single-word="false" style:writing-mode="lr-tb" style:writing-mode-automatic="false"/>
      <style:text-properties fo:font-size="12pt" style:text-underline-style="none" fo:font-weight="bold" officeooo:rsid="000a9f36" officeooo:paragraph-rsid="000a9f36" style:font-size-asian="10.5pt" style:font-weight-asian="bold" style:font-size-complex="12pt" style:font-weight-complex="bold"/>
    </style:style>
    <style:style style:name="P28" style:family="paragraph" style:parent-style-name="Text_20_body">
      <style:paragraph-properties fo:text-align="left" style:justify-single-word="false" style:writing-mode="lr-tb" style:writing-mode-automatic="false"/>
      <style:text-properties fo:font-size="12pt" style:text-underline-style="none" fo:font-weight="bold" officeooo:rsid="000a9f36" officeooo:paragraph-rsid="000a9f36" style:font-size-asian="10.5pt" style:font-weight-asian="bold" style:font-size-complex="12pt" style:font-weight-complex="bold"/>
    </style:style>
    <style:style style:name="P29" style:family="paragraph" style:parent-style-name="Text_20_body" style:list-style-name="L11">
      <style:text-properties fo:font-weight="normal" officeooo:rsid="000a9f36" style:font-weight-asian="normal" style:font-weight-complex="normal"/>
    </style:style>
    <style:style style:name="P30" style:family="paragraph" style:parent-style-name="Text_20_body">
      <style:text-properties fo:font-weight="bold" officeooo:rsid="000a9f36" style:font-weight-asian="bold" style:font-weight-complex="bold"/>
    </style:style>
    <style:style style:name="P31" style:family="paragraph" style:parent-style-name="Text_20_body" style:list-style-name="L12">
      <style:text-properties fo:font-weight="normal" officeooo:rsid="000a9f36" style:font-weight-asian="normal" style:font-weight-complex="normal"/>
    </style:style>
    <style:style style:name="P32" style:family="paragraph" style:parent-style-name="Text_20_body" style:list-style-name="L13">
      <style:text-properties fo:font-weight="normal" officeooo:rsid="000a9f36" style:font-weight-asian="normal" style:font-weight-complex="normal"/>
    </style:style>
    <style:style style:name="P33" style:family="paragraph" style:parent-style-name="Text_20_body">
      <style:text-properties fo:font-weight="normal" officeooo:rsid="000a9f36" style:font-weight-asian="normal" style:font-weight-complex="normal"/>
    </style:style>
    <style:style style:name="P34" style:family="paragraph" style:parent-style-name="Standard" style:list-style-name="L1">
      <style:paragraph-properties fo:text-align="left" style:justify-single-word="false" style:writing-mode="lr-tb" style:writing-mode-automatic="false"/>
      <style:text-properties fo:font-size="14pt" style:text-underline-style="none" fo:font-weight="bold" officeooo:rsid="000c1ed0" officeooo:paragraph-rsid="000c1ed0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left" style:justify-single-word="false" style:writing-mode="lr-tb" style:writing-mode-automatic="false"/>
      <style:text-properties fo:font-size="14pt" style:text-underline-style="none" fo:font-weight="bold" officeooo:rsid="000c1ed0" officeooo:paragraph-rsid="000c1ed0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paragraph-properties fo:text-align="left" style:justify-single-word="false" style:writing-mode="lr-tb" style:writing-mode-automatic="false"/>
      <style:text-properties fo:font-size="12pt" style:text-underline-style="none" fo:font-weight="bold" officeooo:rsid="000c1ed0" officeooo:paragraph-rsid="000c1ed0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left" style:justify-single-word="false" style:writing-mode="lr-tb" style:writing-mode-automatic="false"/>
      <style:text-properties fo:font-size="12pt" style:text-underline-style="none" fo:font-weight="bold" officeooo:rsid="000c1ed0" officeooo:paragraph-rsid="000c1ed0" style:font-size-asian="12pt" style:font-weight-asian="bold" style:font-size-complex="12pt" style:font-weight-complex="bold"/>
    </style:style>
    <style:style style:name="P38" style:family="paragraph" style:parent-style-name="Standard" style:list-style-name="L14">
      <style:paragraph-properties fo:text-align="left" style:justify-single-word="false" style:writing-mode="lr-tb" style:writing-mode-automatic="false"/>
      <style:text-properties fo:font-size="12pt" style:text-underline-style="none" fo:font-weight="normal" officeooo:rsid="000c1ed0" officeooo:paragraph-rsid="000c1ed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left" style:justify-single-word="false" style:writing-mode="lr-tb" style:writing-mode-automatic="false"/>
      <style:text-properties fo:font-size="12pt" style:text-underline-style="none" fo:font-weight="normal" officeooo:rsid="000c1ed0" officeooo:paragraph-rsid="000c1ed0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.499cm" style:contextual-spacing="false" fo:text-align="left" style:justify-single-word="false" style:writing-mode="lr-tb" style:writing-mode-automatic="false"/>
      <style:text-properties fo:font-size="12pt" style:text-underline-style="none" fo:font-weight="bold" officeooo:rsid="000c1ed0" officeooo:paragraph-rsid="000c1ed0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de9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lette Chêne</text:p>
      <text:p text:style-name="P1">M1 Data Engineer</text:p>
      <text:p text:style-name="P1"/>
      <text:p text:style-name="P2">PROJET IA – Revue de code (code 11)</text:p>
      <text:p text:style-name="P2"/>
      <text:p text:style-name="P3"><text:span text:style-name="T1">Objectif</text:span> :</text:p>
      <text:p text:style-name="P3"/>
      <text:p text:style-name="P3">L’idée est de faire une IA qui fait de la revue de code sur les points suivants :</text:p>
      <text:p text:style-name="P3">- Explication des erreurs rencontrées</text:p>
      <text:p text:style-name="P3">- Vérification de la cohérence de l’écriture</text:p>
      <text:p text:style-name="P3">- Proposition d’optimisation de code</text:p>
      <text:p text:style-name="P3"/>
      <text:p text:style-name="P3">L’IA utilisera :</text:p>
      <text:p text:style-name="P3">- Des fichiers pdf d’explication algorithmique</text:p>
      <text:p text:style-name="P3">- Utilisera du search pour expliquer les problèmes</text:p>
      <text:p text:style-name="P3"/>
      <text:p text:style-name="P3">Language reviewed :</text:p>
      <text:p text:style-name="P3">- python</text:p>
      <text:p text:style-name="P3"/>
      <text:p text:style-name="P3">Objectif bonus :</text:p>
      <text:p text:style-name="P3">- Language C</text:p>
      <text:p text:style-name="P3">- Implémentation VsCode</text:p>
      <text:p text:style-name="P3"/>
      <text:p text:style-name="P3">Language de programmation :</text:p>
      <text:p text:style-name="P3">- python</text:p>
      <text:p text:style-name="P3"/>
      <text:p text:style-name="P3">IA utilisée :</text:p>
      <text:p text:style-name="P3">- DeepSeek</text:p>
      <text:p text:style-name="P3"/>
      <text:p text:style-name="P4">JOURNAL</text:p>
      <text:p text:style-name="P4"/>
      <text:list text:style-name="L1">
        <text:list-item>
          <text:p text:style-name="P5">PRD</text:p>
        </text:list-item>
      </text:list>
      <text:p text:style-name="P6"/>
      <text:list xml:id="list103952136821387" text:continue-numbering="true" text:style-name="L1">
        <text:list-item>
          <text:list>
            <text:list-item>
              <text:p text:style-name="P5">Objectif général du produit :</text:p>
            </text:list-item>
          </text:list>
        </text:list-item>
      </text:list>
      <text:p text:style-name="P6"/>
      <text:p text:style-name="P7">Créer un outil automatisé de <text:span text:style-name="Strong_20_Emphasis"><text:span text:style-name="T2">revue de code Python</text:span></text:span> qui :</text:p>
      <text:list text:style-name="L2">
        <text:list-item>
          <text:p text:style-name="P8">Analyse la qualité et la cohérence du code (style, conventions, erreurs potentielles).</text:p>
        </text:list-item>
        <text:list-item>
          <text:p text:style-name="P8">Propose des améliorations algorithmiques basées sur des connaissances extraites de documents PDF de référence (articles, cours d’experts).</text:p>
        </text:list-item>
        <text:list-item>
          <text:p text:style-name="P8">Fournit des explications claires sur les problèmes détectés.</text:p>
        </text:list-item>
      </text:list>
      <text:p text:style-name="P9">Public cible : développeurs, équipes souhaitant automatiser une partie de leurs revues de code, étudiants apprenant les bonnes pratiques.</text:p>
      <text:p text:style-name="P3"/>
      <text:p text:style-name="P3"/>
      <text:p text:style-name="P3"/>
      <text:p text:style-name="P3"/>
      <text:p text:style-name="P3"/>
      <text:p text:style-name="P3"/>
      <text:list xml:id="list103952745810943" text:continue-list="list103952136821387" text:style-name="L1">
        <text:list-item>
          <text:list>
            <text:list-item>
              <text:p text:style-name="P5"><text:soft-page-break/>Fonctionnalités principales :</text:p>
            </text:list-item>
          </text:list>
        </text:list-item>
      </text:list>
      <text:p text:style-name="P6"/>
      <text:h text:style-name="P10" text:outline-level="4">A. Analyse syntaxique et stylistique</text:h>
      <text:list text:style-name="L3">
        <text:list-item>
          <text:p text:style-name="P11"><text:span text:style-name="T2">Vérification des conventions de nommage : détection des </text:span><text:span text:style-name="Source_20_Text"><text:span text:style-name="T2">snake_case</text:span></text:span><text:span text:style-name="T2"> (recommandé en Python) vs </text:span><text:span text:style-name="Source_20_Text"><text:span text:style-name="T2">camelCase</text:span></text:span><text:span text:style-name="T2"> (à signaler).</text:span></text:p>
        </text:list-item>
        <text:list-item>
          <text:p text:style-name="P12">Contrôle de la cohérence des guillemets (simples/doubles) dans tout le fichier.</text:p>
        </text:list-item>
        <text:list-item>
          <text:p text:style-name="P12">Détection d’erreurs basiques : variables non utilisées, importations inutiles, etc.</text:p>
        </text:list-item>
        <text:list-item>
          <text:p text:style-name="P12">Génération d’un rapport lisible avec les lignes concernées et une explication.</text:p>
        </text:list-item>
      </text:list>
      <text:h text:style-name="P13" text:outline-level="4">B. Analyse algorithmique avancée</text:h>
      <text:list text:style-name="L4">
        <text:list-item>
          <text:p text:style-name="P14"><text:span text:style-name="T2">Chargement et interprétation de </text:span><text:span text:style-name="Strong_20_Emphasis"><text:span text:style-name="T2">fichiers PDF</text:span></text:span><text:span text:style-name="T2"> contenant des descriptions d’algorithmes optimisés (fournis par l’utilisateur ou intégrés dans une base de connaissances).</text:span></text:p>
        </text:list-item>
        <text:list-item>
          <text:p text:style-name="P15">Comparaison du code soumis avec des patrons algorithmiques reconnus (ex : remplacer une boucle naïve par une approche plus efficace).</text:p>
        </text:list-item>
        <text:list-item>
          <text:p text:style-name="P14"><text:span text:style-name="T2">Proposition de remplacement avec justification (ex : “Cette fonction de tri peut être remplacée par </text:span><text:span text:style-name="Source_20_Text"><text:span text:style-name="T2">sorted()</text:span></text:span><text:span text:style-name="T2"> qui est implémenté en C et plus rapide.”).</text:span></text:p>
        </text:list-item>
      </text:list>
      <text:h text:style-name="P13" text:outline-level="4">C. Explication des erreurs et suggestions</text:h>
      <text:list text:style-name="L5">
        <text:list-item>
          <text:p text:style-name="P16"><text:span text:style-name="T2">Pour chaque problème détecté, fournir une </text:span><text:span text:style-name="Strong_20_Emphasis"><text:span text:style-name="T2">explication pédagogique</text:span></text:span><text:span text:style-name="T2"> : pourquoi c’est un problème, quel impact cela peut avoir (performance, lisibilité, fiabilité).</text:span></text:p>
        </text:list-item>
        <text:list-item>
          <text:p text:style-name="P17">Suggestion de correction immédiate (quand c’est possible).</text:p>
        </text:list-item>
      </text:list>
      <text:h text:style-name="P13" text:outline-level="4">D. Interface et utilisation</text:h>
      <text:list text:style-name="L6">
        <text:list-item>
          <text:p text:style-name="P18"><text:span text:style-name="T2">Mode </text:span><text:span text:style-name="Strong_20_Emphasis"><text:span text:style-name="T2">ligne de commande</text:span></text:span><text:span text:style-name="T2"> (CLI) en premier lieu : </text:span><text:span text:style-name="Source_20_Text"><text:span text:style-name="T2">python review.py mon_fichier.py</text:span></text:span><text:span text:style-name="T2"> (ou avec un dossier).</text:span></text:p>
        </text:list-item>
        <text:list-item>
          <text:p text:style-name="P19">Possibilité d’intégration future dans un IDE ou un service web.</text:p>
        </text:list-item>
      </text:list>
      <text:p text:style-name="P6"/>
      <text:list xml:id="list103951301140492" text:continue-list="list103952745810943" text:style-name="L1">
        <text:list-item>
          <text:list>
            <text:list-item>
              <text:p text:style-name="P5">Contraintes techniques :</text:p>
            </text:list-item>
          </text:list>
        </text:list-item>
      </text:list>
      <text:p text:style-name="P6"/>
      <text:p text:style-name="P20"><text:span text:style-name="T2">Langage de développement : </text:span><text:span text:style-name="Strong_20_Emphasis"><text:span text:style-name="T2">Python 3.9+</text:span></text:span></text:p>
      <text:list text:style-name="L7">
        <text:list-item>
          <text:p text:style-name="P21">Modules externes envisagés :</text:p>
        </text:list-item>
      </text:list>
      <text:list text:style-name="L8">
        <text:list-item>
          <text:p text:style-name="P22"><text:span text:style-name="T2">Analyse de code : </text:span><text:span text:style-name="Source_20_Text"><text:span text:style-name="T2">ast</text:span></text:span><text:span text:style-name="T2">, </text:span><text:span text:style-name="Source_20_Text"><text:span text:style-name="T2">pylint</text:span></text:span><text:span text:style-name="T2">, </text:span><text:span text:style-name="Source_20_Text"><text:span text:style-name="T2">flake8</text:span></text:span><text:span text:style-name="T2">, </text:span><text:span text:style-name="Source_20_Text"><text:span text:style-name="T2">black</text:span></text:span><text:span text:style-name="T2"> (pour le formatage)</text:span></text:p>
        </text:list-item>
        <text:list-item>
          <text:p text:style-name="P22"><text:span text:style-name="T2">Extraction PDF : </text:span><text:span text:style-name="Source_20_Text"><text:span text:style-name="T2">PyPDF2</text:span></text:span><text:span text:style-name="T2">, </text:span><text:span text:style-name="Source_20_Text"><text:span text:style-name="T2">pdfplumber</text:span></text:span><text:span text:style-name="T2">, ou </text:span><text:span text:style-name="Source_20_Text"><text:span text:style-name="T2">camelot</text:span></text:span><text:span text:style-name="T2"> selon le contenu</text:span></text:p>
        </text:list-item>
        <text:list-item>
          <text:p text:style-name="P22"><text:span text:style-name="T2">NLP pour la compréhension des PDF : </text:span><text:span text:style-name="Source_20_Text"><text:span text:style-name="T2">spaCy</text:span></text:span><text:span text:style-name="T2">, </text:span><text:span text:style-name="Source_20_Text"><text:span text:style-name="T2">transformers</text:span></text:span><text:span text:style-name="T2"> (si nécessaire)</text:span></text:p>
        </text:list-item>
        <text:list-item>
          <text:p text:style-name="P22"><text:span text:style-name="T2">Interface CLI : </text:span><text:span text:style-name="Source_20_Text"><text:span text:style-name="T2">argparse</text:span></text:span><text:span text:style-name="T2"> ou </text:span><text:span text:style-name="Source_20_Text"><text:span text:style-name="T2">click</text:span></text:span></text:p>
        </text:list-item>
        <text:list-item>
          <text:p text:style-name="P22"><text:span text:style-name="T2">Tests : </text:span><text:span text:style-name="Source_20_Text"><text:span text:style-name="T2">pytest</text:span></text:span></text:p>
        </text:list-item>
      </text:list>
      <text:list text:style-name="L9">
        <text:list-item>
          <text:p text:style-name="P23">Gestion de versions : Git (dépôt GitHub/GitLab)</text:p>
        </text:list-item>
      </text:list>
      <text:p text:style-name="P24"/>
      <text:list xml:id="list103951659904118" text:continue-list="list103951301140492" text:style-name="L1">
        <text:list-item>
          <text:list>
            <text:list-item>
              <text:p text:style-name="P5"><text:soft-page-break/>User Stories :</text:p>
            </text:list-item>
          </text:list>
        </text:list-item>
      </text:list>
      <text:p text:style-name="P6"/>
      <text:p text:style-name="P7">Les user stories décrivent ce que l’utilisateur veut accomplir avec le produit. Elles seront notre fil rouge pour prioriser les fonctionnalités.</text:p>
      <text:list text:style-name="L10">
        <text:list-item>
          <text:p text:style-name="P25"><text:span text:style-name="Strong_20_Emphasis"><text:span text:style-name="T2">En tant que</text:span></text:span><text:span text:style-name="T2"> développeur, </text:span><text:span text:style-name="Strong_20_Emphasis"><text:span text:style-name="T2">je veux</text:span></text:span><text:span text:style-name="T2"> soumettre un fichier Python à l’outil </text:span><text:span text:style-name="Strong_20_Emphasis"><text:span text:style-name="T2">afin de</text:span></text:span><text:span text:style-name="T2"> recevoir un rapport sur les incohérences de style et les conventions de nommage.</text:span></text:p>
        </text:list-item>
        <text:list-item>
          <text:p text:style-name="P25"><text:span text:style-name="Strong_20_Emphasis"><text:span text:style-name="T2">En tant que</text:span></text:span><text:span text:style-name="T2"> développeur, </text:span><text:span text:style-name="Strong_20_Emphasis"><text:span text:style-name="T2">je veux</text:span></text:span><text:span text:style-name="T2"> que l’outil détecte automatiquement les erreurs courantes (variables inutilisées, imports superflus) </text:span><text:span text:style-name="Strong_20_Emphasis"><text:span text:style-name="T2">pour</text:span></text:span><text:span text:style-name="T2"> gagner du temps en revue manuelle.</text:span></text:p>
        </text:list-item>
        <text:list-item>
          <text:p text:style-name="P25"><text:span text:style-name="Strong_20_Emphasis"><text:span text:style-name="T2">En tant que</text:span></text:span><text:span text:style-name="T2"> développeur cherchant à optimiser son code, </text:span><text:span text:style-name="Strong_20_Emphasis"><text:span text:style-name="T2">je veux</text:span></text:span><text:span text:style-name="T2"> que l’outil compare mon implémentation avec des algorithmes optimisés décrits dans des PDF de référence </text:span><text:span text:style-name="Strong_20_Emphasis"><text:span text:style-name="T2">pour</text:span></text:span><text:span text:style-name="T2"> améliorer les performances.</text:span></text:p>
        </text:list-item>
        <text:list-item>
          <text:p text:style-name="P25"><text:span text:style-name="Strong_20_Emphasis"><text:span text:style-name="T2">En tant que</text:span></text:span><text:span text:style-name="T2"> responsable d’équipe, </text:span><text:span text:style-name="Strong_20_Emphasis"><text:span text:style-name="T2">je veux</text:span></text:span><text:span text:style-name="T2"> pouvoir fournir à l’outil une collection de PDF d’experts (ex : “Introduction to Algorithms” de Cormen, articles spécialisés) </text:span><text:span text:style-name="Strong_20_Emphasis"><text:span text:style-name="T2">afin que</text:span></text:span><text:span text:style-name="T2"> l’IA puisse s’enrichir de ces connaissances et proposer des améliorations pertinentes.</text:span></text:p>
        </text:list-item>
        <text:list-item>
          <text:p text:style-name="P25"><text:span text:style-name="Strong_20_Emphasis"><text:span text:style-name="T2">En tant que</text:span></text:span><text:span text:style-name="T2"> développeur junior, </text:span><text:span text:style-name="Strong_20_Emphasis"><text:span text:style-name="T2">je veux</text:span></text:span><text:span text:style-name="T2"> que chaque suggestion soit accompagnée d’une explication claire </text:span><text:span text:style-name="Strong_20_Emphasis"><text:span text:style-name="T2">pour</text:span></text:span><text:span text:style-name="T2"> comprendre pourquoi c’est mieux et apprendre les bonnes pratiques.</text:span></text:p>
        </text:list-item>
        <text:list-item>
          <text:p text:style-name="P25"><text:span text:style-name="Strong_20_Emphasis"><text:span text:style-name="T2">En tant que</text:span></text:span><text:span text:style-name="T2"> utilisateur, </text:span><text:span text:style-name="Strong_20_Emphasis"><text:span text:style-name="T2">je veux</text:span></text:span><text:span text:style-name="T2"> que l’outil soit utilisable simplement en ligne de commande </text:span><text:span text:style-name="Strong_20_Emphasis"><text:span text:style-name="T2">pour</text:span></text:span><text:span text:style-name="T2"> l’intégrer dans mon flux de travail actuel (hooks Git, CI).</text:span></text:p>
        </text:list-item>
      </text:list>
      <text:p text:style-name="P3"/>
      <text:list xml:id="list103951615652270" text:continue-list="list103951659904118" text:style-name="L1">
        <text:list-item>
          <text:list>
            <text:list-item>
              <text:p text:style-name="P26">Prioritisation :</text:p>
            </text:list-item>
          </text:list>
        </text:list-item>
      </text:list>
      <text:p text:style-name="P27"/>
      <text:p text:style-name="P28"><text:span text:style-name="Strong_20_Emphasis"><text:span text:style-name="T2">Version minimale (MVP)</text:span></text:span><text:span text:style-name="T2"> :</text:span></text:p>
      <text:list text:style-name="L11">
        <text:list-item>
          <text:p text:style-name="P29">Analyse de base du code Python (AST) pour détecter les erreurs évidentes.</text:p>
        </text:list-item>
        <text:list-item>
          <text:p text:style-name="P29">Vérification des conventions de nommage et guillemets.</text:p>
        </text:list-item>
        <text:list-item>
          <text:p text:style-name="P29">Rapports simples en console.</text:p>
        </text:list-item>
        <text:list-item>
          <text:p text:style-name="P29">Pas d’analyse algorithmique avancée, juste une base de règles prédéfinies.</text:p>
        </text:list-item>
      </text:list>
      <text:p text:style-name="P30"><text:span text:style-name="Strong_20_Emphasis"><text:span text:style-name="T2">Version 2</text:span></text:span><text:span text:style-name="T2"> :</text:span></text:p>
      <text:list text:style-name="L12">
        <text:list-item>
          <text:p text:style-name="P31">Intégration de l’extraction de connaissances à partir de PDF (premiers tests sur des documents simples).</text:p>
        </text:list-item>
        <text:list-item>
          <text:p text:style-name="P31">Suggestions algorithmiques simples.</text:p>
        </text:list-item>
      </text:list>
      <text:p text:style-name="P30"><text:span text:style-name="Strong_20_Emphasis"><text:span text:style-name="T2">Version 3</text:span></text:span><text:span text:style-name="T2"> :</text:span></text:p>
      <text:list text:style-name="L13">
        <text:list-item>
          <text:p text:style-name="P32">Amélioration de l’IA via apprentissage automatique sur les PDF.</text:p>
        </text:list-item>
        <text:list-item>
          <text:p text:style-name="P32">Interface graphique ou plugin IDE.</text:p>
        </text:list-item>
      </text:list>
      <text:p text:style-name="P33"><text:span text:style-name="Strong_20_Emphasis"><text:span text:style-name="T3"/></text:span></text:p>
      <text:list text:continue-list="list103951615652270" text:style-name="L1">
        <text:list-item>
          <text:p text:style-name="P34">Conception Technique et Architecture</text:p>
        </text:list-item>
      </text:list>
      <text:p text:style-name="P35"/>
      <text:p text:style-name="P35"/>
      <text:p text:style-name="P35"/>
      <text:list xml:id="list103951713599279" text:continue-numbering="true" text:style-name="L1">
        <text:list-item>
          <text:list>
            <text:list-item>
              <text:p text:style-name="P36"><text:soft-page-break/>Architecture générale</text:p>
            </text:list-item>
          </text:list>
        </text:list-item>
      </text:list>
      <text:p text:style-name="P37"/>
      <text:list text:style-name="L14">
        <text:list-item>
          <text:p text:style-name="P38">code_review_ai/</text:p>
          <text:list>
            <text:list-item>
              <text:p text:style-name="P38">core/</text:p>
              <text:list>
                <text:list-item>
                  <text:p text:style-name="P38">parser.py <text:tab/><text:tab/><text:tab/># Analyse du code</text:p>
                </text:list-item>
                <text:list-item>
                  <text:p text:style-name="P38">style_checker.py<text:tab/><text:tab/># Vérification stylistiques</text:p>
                </text:list-item>
                <text:list-item>
                  <text:p text:style-name="P38">error_detector.py<text:tab/><text:tab/># Détection d’erreurs</text:p>
                </text:list-item>
                <text:list-item>
                  <text:p text:style-name="P38">algorithm_advisor.py<text:tab/><text:tab/># Suggestions algorithmique</text:p>
                </text:list-item>
              </text:list>
            </text:list-item>
            <text:list-item>
              <text:p text:style-name="P38">knowledge/</text:p>
              <text:list>
                <text:list-item>
                  <text:p text:style-name="P38">pdf_extractor.py<text:tab/><text:tab/># Extraction depuis pdf</text:p>
                </text:list-item>
                <text:list-item>
                  <text:p text:style-name="P38">knowlegde_base.py<text:tab/><text:tab/># Base de règles/algorithmes</text:p>
                </text:list-item>
                <text:list-item>
                  <text:p text:style-name="P38">matcher.py<text:tab/><text:tab/><text:tab/># Comparaison code / connaissances</text:p>
                </text:list-item>
              </text:list>
            </text:list-item>
            <text:list-item>
              <text:p text:style-name="P38">reporting/</text:p>
              <text:list>
                <text:list-item>
                  <text:p text:style-name="P38">formatter.py <text:tab/><text:tab/><text:tab/># Mise en forme </text:p>
                </text:list-item>
                <text:list-item>
                  <text:p text:style-name="P38">explainer.py <text:tab/><text:tab/><text:tab/># Générateur d’explications</text:p>
                </text:list-item>
              </text:list>
            </text:list-item>
            <text:list-item>
              <text:p text:style-name="P38">cli/</text:p>
              <text:list>
                <text:list-item>
                  <text:p text:style-name="P38">main.py<text:tab/><text:tab/><text:tab/># Point d’entrée principales</text:p>
                </text:list-item>
              </text:list>
            </text:list-item>
            <text:list-item>
              <text:p text:style-name="P38">tests/<text:tab/><text:tab/><text:tab/><text:tab/><text:tab/># Tests unitaires et d’intégrations</text:p>
            </text:list-item>
            <text:list-item>
              <text:p text:style-name="P38">config/<text:tab/><text:tab/><text:tab/><text:tab/><text:tab/># Configuration (règles, chemin etc.)</text:p>
            </text:list-item>
            <text:list-item>
              <text:p text:style-name="P38">agent.md<text:tab/><text:tab/><text:tab/><text:tab/># Description de l’agent</text:p>
            </text:list-item>
            <text:list-item>
              <text:p text:style-name="P38">README.md<text:tab/><text:tab/><text:tab/><text:tab/># Présentation générale du projet</text:p>
            </text:list-item>
            <text:list-item>
              <text:p text:style-name="P38">PRD.md<text:tab/><text:tab/><text:tab/><text:tab/># Product Requierment</text:p>
            </text:list-item>
            <text:list-item>
              <text:p text:style-name="P38">setup.py</text:p>
            </text:list-item>
          </text:list>
        </text:list-item>
      </text:list>
      <text:p text:style-name="P39"/>
      <text:list text:continue-list="list103951713599279" text:style-name="L1">
        <text:list-item>
          <text:list>
            <text:list-item>
              <text:p text:style-name="P36"/>
            </text:list-item>
            <text:list-item>
              <text:p text:style-name="P36"/>
            </text:list-item>
            <text:list-item>
              <text:p text:style-name="P36"/>
            </text:list-item>
            <text:list-item>
              <text:p text:style-name="P36"/>
            </text:list-item>
          </text:list>
        </text:list-item>
      </text:list>
      <text:p text:style-name="P40"/>
      <text:list text:continue-numbering="true" text:style-name="L1"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0T10:06:11.704467500</meta:creation-date>
    <dc:date>2026-03-10T10:39:51.168209500</dc:date>
    <meta:editing-duration>PT11M54S</meta:editing-duration>
    <meta:editing-cycles>1</meta:editing-cycles>
    <meta:document-statistic meta:table-count="0" meta:image-count="0" meta:object-count="0" meta:page-count="4" meta:paragraph-count="101" meta:word-count="841" meta:character-count="5404" meta:non-whitespace-character-count="4691"/>
    <meta:generator>LibreOffice/26.2.1.2$Windows_X86_64 LibreOffice_project/620$Build-2</meta:generator>
  </office:meta>
</office:document-meta>
</file>